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83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5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use-window-font-color="true" style:text-outline="false" style:text-line-through-style="none" style:font-name="Lucida Conso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ojęcie</text:p>
          </table:table-cell>
          <table:table-cell table:style-name="ce1" office:value-type="string">
            <text:p>teoria</text:p>
          </table:table-cell>
        </table:table-row>
        <table:table-row table:style-name="ro2">
          <table:table-cell table:style-name="ce1" office:value-type="string">
            <text:p>repozytorium</text:p>
          </table:table-cell>
          <table:table-cell office:value-type="string">
            <text:p>obejmuje pliki projektu i historie zapisu</text:p>
          </table:table-cell>
        </table:table-row>
        <table:table-row table:style-name="ro2">
          <table:table-cell office:value-type="string">
            <text:p>clear</text:p>
          </table:table-cell>
          <table:table-cell office:value-type="string">
            <text:p>czysci konsole</text:p>
          </table:table-cell>
        </table:table-row>
        <table:table-row table:style-name="ro2">
          <table:table-cell office:value-type="string">
            <text:p>pwd</text:p>
          </table:table-cell>
          <table:table-cell office:value-type="string">
            <text:p>pokazuje adres folderu</text:p>
          </table:table-cell>
        </table:table-row>
        <table:table-row table:style-name="ro2">
          <table:table-cell office:value-type="string">
            <text:p>mkdir</text:p>
          </table:table-cell>
          <table:table-cell office:value-type="string">
            <text:p>tworzy folder</text:p>
          </table:table-cell>
        </table:table-row>
        <table:table-row table:style-name="ro2">
          <table:table-cell office:value-type="string">
            <text:p>touch lub &gt;&gt;</text:p>
          </table:table-cell>
          <table:table-cell office:value-type="string">
            <text:p>tworzy plik</text:p>
          </table:table-cell>
        </table:table-row>
        <table:table-row table:style-name="ro2">
          <table:table-cell office:value-type="string">
            <text:p>notepad</text:p>
          </table:table-cell>
          <table:table-cell office:value-type="string">
            <text:p>otwiera plik w notatniku</text:p>
          </table:table-cell>
        </table:table-row>
        <table:table-row table:style-name="ro2">
          <table:table-cell office:value-type="string">
            <text:p>code</text:p>
          </table:table-cell>
          <table:table-cell office:value-type="string">
            <text:p>otwiera plik w visual code</text:p>
          </table:table-cell>
        </table:table-row>
        <table:table-row table:style-name="ro2">
          <table:table-cell office:value-type="string">
            <text:p>Echo 'przykladowy' &gt;&gt; about.html</text:p>
          </table:table-cell>
          <table:table-cell office:value-type="string">
            <text:p>utworzenie pliku about.html z tekstem przykladowy </text:p>
          </table:table-cell>
        </table:table-row>
        <table:table-row table:style-name="ro2">
          <table:table-cell office:value-type="string">
            <text:p>rm</text:p>
          </table:table-cell>
          <table:table-cell office:value-type="string">
            <text:p>usuwanie</text:p>
          </table:table-cell>
        </table:table-row>
        <table:table-row table:style-name="ro2">
          <table:table-cell office:value-type="string">
            <text:p>git init</text:p>
          </table:table-cell>
          <table:table-cell office:value-type="string">
            <text:p>tworzenie repozytorium</text:p>
          </table:table-cell>
        </table:table-row>
        <table:table-row table:style-name="ro2">
          <table:table-cell office:value-type="string">
            <text:p>git status </text:p>
          </table:table-cell>
          <table:table-cell office:value-type="string">
            <text:p>pokazuje status śledzenia </text:p>
          </table:table-cell>
        </table:table-row>
        <table:table-row table:style-name="ro2">
          <table:table-cell table:style-name="ce2" office:value-type="string">
            <text:p>git config --global user.email lub user.name</text:p>
          </table:table-cell>
          <table:table-cell office:value-type="string">
            <text:p>nadaje ustawienia gita</text:p>
          </table:table-cell>
        </table:table-row>
        <table:table-row table:style-name="ro2">
          <table:table-cell office:value-type="string">
            <text:p>cat</text:p>
          </table:table-cell>
          <table:table-cell office:value-type="string">
            <text:p>wyświetlanie zawartości pliku</text:p>
          </table:table-cell>
        </table:table-row>
        <table:table-row table:style-name="ro2">
          <table:table-cell office:value-type="string">
            <text:p>dir</text:p>
          </table:table-cell>
          <table:table-cell office:value-type="string">
            <text:p>pokazuje pliki w folderze </text:p>
            <text:p>-h pokazuje ukryte pliki</text:p>
          </table:table-cell>
        </table:table-row>
        <table:table-row table:style-name="ro2">
          <table:table-cell office:value-type="string">
            <text:p>git add &lt;nazwa pliku&gt;</text:p>
          </table:table-cell>
          <table:table-cell office:value-type="string">
            <text:p>dodanie plików do repozytorium</text:p>
            <text:p>--all lub -A dodaje wszystkie pliki </text:p>
            <text:p>Lub po add .</text:p>
          </table:table-cell>
        </table:table-row>
        <table:table-row table:style-name="ro2">
          <table:table-cell office:value-type="string">
            <text:p>git commit</text:p>
          </table:table-cell>
          <table:table-cell office:value-type="string">
            <text:p>commituje plik i prosi o komentarz jeśli nie ma </text:p>
            <text:p>--amend cofie i można poprawić komentarz</text:p>
          </table:table-cell>
        </table:table-row>
        <table:table-row table:style-name="ro2">
          <table:table-cell office:value-type="string">
            <text:p>git log</text:p>
          </table:table-cell>
          <table:table-cell office:value-type="string">
            <text:p>informacja o comitach </text:p>
            <text:p>Kto dodał</text:p>
            <text:p>Data</text:p>
            <text:p>--oneline skrót bez powyższych danych </text:p>
          </table:table-cell>
        </table:table-row>
        <table:table-row table:style-name="ro2">
          <table:table-cell office:value-type="string">
            <text:p>git checkout &lt;nazwa pliku&gt;</text:p>
          </table:table-cell>
          <table:table-cell office:value-type="string">
            <text:p>przywraca zmiany </text:p>
            <text:p>-m 'dodajemy komentarz'</text:p>
          </table:table-cell>
        </table:table-row>
        <table:table-row table:style-name="ro2">
          <table:table-cell office:value-type="string">
            <text:p>git diff</text:p>
          </table:table-cell>
          <table:table-cell office:value-type="string">
            <text:p>porównanie zmiany plików</text:p>
          </table:table-cell>
        </table:table-row>
        <table:table-row table:style-name="ro2">
          <table:table-cell office:value-type="string">
            <text:p>git mv nazwapliku nazwapliku2</text:p>
          </table:table-cell>
          <table:table-cell office:value-type="string">
            <text:p>zmiana nazwy pliku </text:p>
          </table:table-cell>
        </table:table-row>
        <table:table-row table:style-name="ro2">
          <table:table-cell office:value-type="string">
            <text:p>git rm &lt;./nazwapliku&gt;</text:p>
          </table:table-cell>
          <table:table-cell office:value-type="string">
            <text:p>usuwanie pliku i już można komitować</text:p>
          </table:table-cell>
        </table:table-row>
        <table:table-row table:style-name="ro2">
          <table:table-cell office:value-type="string">
            <text:p>git reset + git checkout – &lt;nazwa_pliku&gt;</text:p>
          </table:table-cell>
          <table:table-cell office:value-type="string">
            <text:p>przywrócenie zmian po git rm</text:p>
          </table:table-cell>
        </table:table-row>
        <table:table-row table:style-name="ro2">
          <table:table-cell office:value-type="string">
            <text:p>git clone nazwarepoklonowanego nazwa nowegorepo</text:p>
          </table:table-cell>
          <table:table-cell office:value-type="string">
            <text:p>klonowane repo</text:p>
          </table:table-cell>
        </table:table-row>
        <table:table-row table:style-name="ro2">
          <table:table-cell office:value-type="string">
            <text:p>.gitignore</text:p>
          </table:table-cell>
          <table:table-cell office:value-type="string">
            <text:p>plik w który pomija komitowanie plików</text:p>
          </table:table-cell>
        </table:table-row>
        <table:table-row table:style-name="ro2" table:number-rows-repeated="2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rkusz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0">20.08.2019</text:date>, <text:time>12:40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Cibor</meta:initial-creator>
    <meta:creation-date>2019-08-20T09:43:46.40</meta:creation-date>
    <dc:date>2019-08-20T12:40:20.09</dc:date>
    <dc:creator>Mateusz Cibor</dc:creator>
    <meta:editing-duration>PT2H41M16S</meta:editing-duration>
    <meta:editing-cycles>9</meta:editing-cycles>
    <meta:generator>OpenOffice/4.1.6$Win32 OpenOffice.org_project/416m1$Build-9790</meta:generator>
    <meta:document-statistic meta:table-count="3" meta:cell-count="50" meta:object-count="0"/>
  </office:meta>
</office:document-meta>
</file>